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fo:background-color="#0070C0"/>
    </style:style>
    <style:style style:name="ce11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0070C0"/>
    </style:style>
    <style:style style:name="ce15" style:family="table-cell" style:parent-style-name="Default" style:data-style-name="N30">
      <style:table-cell-properties fo:border="thin solid #000000" fo:background-color="#00B0F0"/>
    </style:style>
    <style:style style:name="ce16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17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00B0F0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fo:background-color="#FF0000"/>
    </style:style>
    <style:style style:name="ce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30">
      <style:table-cell-properties fo:border="thin solid #000000" fo:background-color="#FF0000"/>
    </style:style>
    <style:style style:name="ce27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28" style:family="table-cell" style:parent-style-name="Default" style:data-style-name="N30">
      <style:table-cell-properties fo:border="thin solid #000000" fo:background-color="#00B050"/>
    </style:style>
    <style:style style:name="ce2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o1" style:family="table-column">
      <style:table-column-properties fo:break-before="auto" style:column-width="8.387291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1"/>
    </style:style>
    <style:style style:name="ce3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map style:condition="of:cell-content()=&quot;Y&quot;" style:apply-style-name="cf1"/>
    </style:style>
    <style:style style:name="ce34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1"/>
    </style:style>
    <style:style style:name="ce35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1"/>
    </style:style>
    <style:style style:name="ce36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map style:condition="of:cell-content()=&quot;Y&quot;" style:apply-style-name="cf1"/>
    </style:style>
    <style:style style:name="ce3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1"/>
    </style:style>
    <style:style style:name="ce3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map style:condition="of:cell-content()=&quot;Y&quot;" style:apply-style-name="cf1"/>
    </style:style>
    <style:style style:name="ce39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map style:condition="of:cell-content()=&quot;Y&quot;" style:apply-style-name="cf1"/>
    </style:style>
    <style:style style:name="ce40" style:family="table-cell"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32">
            <text:p>default_A-B</text:p>
          </table:table-cell>
          <table:table-cell office:value-type="string" table:style-name="ce32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N</text:p>
          </table:table-cell>
          <table:table-cell office:value-type="float" office:value="47.53" table:style-name="ce8">
            <text:p>47,53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7,48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7,48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7,48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8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Y</text:p>
          </table:table-cell>
          <table:table-cell office:value-type="float" office:value="48.52" table:style-name="ce8">
            <text:p>48,52</text:p>
          </table:table-cell>
          <table:table-cell table:number-columns-repeated="2" table:style-name="ce9"/>
          <table:table-cell office:value-type="string" table:style-name="ce9">
            <text:p>1.2</text:p>
          </table:table-cell>
          <table:table-cell office:value-type="string" table:style-name="ce9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8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8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2,49,51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2,49,51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2,49,51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2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1,42,49,51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1,42,49,51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string" table:style-name="ce8">
            <text:p>41,42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Y</text:p>
          </table:table-cell>
          <table:table-cell office:value-type="string" table:style-name="ce8">
            <text:p>41, 50</text:p>
          </table:table-cell>
          <table:table-cell table:number-columns-repeated="2" table:style-name="ce9"/>
          <table:table-cell office:value-type="string" table:style-name="ce9">
            <text:p>1.5</text:p>
          </table:table-cell>
          <table:table-cell office:value-type="string" table:style-name="ce9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5,6,13,24</text:p>
          </table:table-cell>
          <table:table-cell office:value-type="string" table:style-name="ce13">
            <text:p>Pół minuty więcej na nie defaultach</text:p>
          </table:table-cell>
          <table:table-cell table:number-columns-repeated="3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5,6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5,18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5,5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7, "(N/A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5,18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5,6,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5,6,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6,13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6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6,13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6,7,11,17,20,23</text:p>
          </table:table-cell>
          <table:table-cell table:number-columns-repeated="2" table:style-name="ce11"/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6,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6,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7,11,13,24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1.4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7,11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7,11,13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8,14,17,19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8,14,21,23</text:p>
          </table:table-cell>
          <table:table-cell table:number-columns-repeated="2" table:style-name="ce11"/>
          <table:table-cell office:value-type="string" table:style-name="ce11">
            <text:p>0.8</text:p>
          </table:table-cell>
          <table:table-cell office:value-type="string" table:style-name="ce1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8,14,17,19,24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8,14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4,17,19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5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4,17,19,24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5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5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1,9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table:style-name="ce34"/>
          <table:table-cell office:value-type="string" table:style-name="ce12">
            <text:p>39,54,55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3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3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7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3,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3,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3,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4,35,5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4,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4,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4,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2,34,35,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3,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3,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3,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4,35,5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4,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4,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4,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1,34,35,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5,51</text:p>
          </table:table-cell>
          <table:table-cell table:number-columns-repeated="2" table:style-name="ce11"/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Y</text:p>
          </table:table-cell>
          <table:table-cell office:value-type="string" table:style-name="ce12">
            <text:p>35,40,41,42,47</text:p>
          </table:table-cell>
          <table:table-cell table:number-columns-repeated="2" table:style-name="ce11"/>
          <table:table-cell office:value-type="string" table:style-name="ce11">
            <text:p>3.0</text:p>
          </table:table-cell>
          <table:table-cell office:value-type="string" table:style-name="ce11">
            <text:p>3.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0,48,50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0,41,42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8,48,50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38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38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office:value-type="string" table:style-name="ce34">
            <text:p>Y</text:p>
          </table:table-cell>
          <table:table-cell office:value-type="string" table:style-name="ce12">
            <text:p>38,41,42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3,42,49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3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3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20, "(5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34"/>
          <table:table-cell table:style-name="ce34"/>
          <table:table-cell office:value-type="string" table:style-name="ce12">
            <text:p>45,46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2,64,69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62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62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62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2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2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9">
            <text:p>3.0</text:p>
          </table:table-cell>
          <table:table-cell office:value-type="string" table:style-name="ce19">
            <text:p>3.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61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61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1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5,68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9">
            <text:p>3.0</text:p>
          </table:table-cell>
          <table:table-cell office:value-type="string" table:style-name="ce19">
            <text:p>3.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65,67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5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5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5,67,85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6,68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66,68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66,67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5">
            <text:p>Y</text:p>
          </table:table-cell>
          <table:table-cell office:value-type="string" table:style-name="ce17">
            <text:p>66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6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66,67,85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1,85,88,8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1,85,88,91</text:p>
          </table:table-cell>
          <table:table-cell table:number-columns-repeated="2" table:style-name="ce19"/>
          <table:table-cell office:value-type="string" table:style-name="ce19">
            <text:p>1.0</text:p>
          </table:table-cell>
          <table:table-cell office:value-type="string" table:style-name="ce19">
            <text:p>1.0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Y</text:p>
          </table:table-cell>
          <table:table-cell office:value-type="string" table:style-name="ce17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81,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1,85,88,8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1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Y</text:p>
          </table:table-cell>
          <table:table-cell office:value-type="string" table:style-name="ce17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81,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83,89,9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string" table:style-name="ce18">
            <text:p>83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17">
            <text:p>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17">
            <text:p>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2,84,86,89,90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2,84,86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Y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82,84,86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2,84,86,89,90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Y</text:p>
          </table:table-cell>
          <table:table-cell office:value-type="string" table:style-name="ce18">
            <text:p>82,84,86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37">
            <text:p>Y</text:p>
          </table:table-cell>
          <table:table-cell office:value-type="string" table:style-name="ce37">
            <text:p>Y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string" table:style-name="ce18">
            <text:p>82,84,86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22">
            <text:p>"KO-KTC-1", "SBL", 1, "1", "(2)"</text:p>
          </table:table-cell>
          <table:table-cell office:value-type="string" table:style-name="ce22">
            <text:p>"KO-KTC-2", "SBL+POGP", 1, "2"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9</text:p>
          </table:table-cell>
          <table:table-cell office:value-type="string" table:style-name="ce25">
            <text:p>0.9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2">
            <text:p>"KTC-KO-2", "SBL+Sem(ST)", 2, "2", "(2)"</text:p>
          </table:table-cell>
          <table:table-cell office:value-type="string" table:style-name="ce22">
            <text:p>"KTC-KO-1", "SBL+PO(Załęże)", 2, "1"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4">
            <text:p>N/A</text:p>
          </table:table-cell>
          <table:table-cell table:number-columns-repeated="2" table:style-name="ce25"/>
          <table:table-cell office:value-type="string" table:style-name="ce25">
            <text:p>1.2</text:p>
          </table:table-cell>
          <table:table-cell office:value-type="string" table:style-name="ce25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CB-1", "SBL", 1, "1", "(2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float" office:value="415" table:style-name="ce24">
            <text:p>415</text:p>
          </table:table-cell>
          <table:table-cell office:value-type="string" table:style-name="ce25">
            <text:p>1.2</text:p>
          </table:table-cell>
          <table:table-cell office:value-type="string" table:style-name="ce25">
            <text:p>1.9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CB-KTC-2", "SBL+Sem(PODG)", 2, "2", "(2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415.416" table:style-name="ce24">
            <text:p>415,41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7">
            <text:p>Gottwald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415,416,4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CB-KTC-2", "SBL+Sem(PODG)", 2, "2", "(2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float" office:value="416" table:style-name="ce24">
            <text:p>416</text:p>
          </table:table-cell>
          <table:table-cell table:number-columns-repeated="2" table:style-name="ce25"/>
          <table:table-cell office:value-type="string" table:style-name="ce25">
            <text:p>1.0</text:p>
          </table:table-cell>
          <table:table-cell office:value-type="string" table:style-name="ce25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7">
            <text:p>Gottwald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416.41699999999997" table:style-name="ce24">
            <text:p>416,4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1", "SBL", 1, "1", "(2)"</text:p>
          </table:table-cell>
          <table:table-cell office:value-type="string" table:style-name="ce26">
            <text:p>"KTC-CB-2", "SBL+Sem(ST)", 1, "2", "(2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2", "SBL+Sem(PODG)", 2, "2", "(2)"</text:p>
          </table:table-cell>
          <table:table-cell office:value-type="string" table:style-name="ce26">
            <text:p>"CB-KTC-1", "SBL", 2, "1", "(2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4">
            <text:p>N/A</text:p>
          </table:table-cell>
          <table:table-cell table:number-columns-repeated="2" table:style-name="ce25"/>
          <table:table-cell office:value-type="string" table:style-name="ce25">
            <text:p>0.6</text:p>
          </table:table-cell>
          <table:table-cell office:value-type="string" table:style-name="ce25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7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416.41699999999997" table:style-name="ce24">
            <text:p>416,4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1, "(1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float" office:value="5.8" table:style-name="ce24">
            <text:p>5,8</text:p>
          </table:table-cell>
          <table:table-cell office:value-type="string" table:style-name="ce25">
            <text:p>0.7</text:p>
          </table:table-cell>
          <table:table-cell office:value-type="string" table:style-name="ce25">
            <text:p>0.8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5.8" table:style-name="ce24">
            <text:p>5,8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5,8,9</text:p>
          </table:table-cell>
          <table:table-cell office:value-type="string" table:style-name="ce25">
            <text:p>0.7</text:p>
          </table:table-cell>
          <table:table-cell office:value-type="string" table:style-name="ce25">
            <text:p>1.0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5,6,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string" table:style-name="ce24">
            <text:p>9,7,6</text:p>
          </table:table-cell>
          <table:table-cell table:number-columns-repeated="2" table:style-name="ce25"/>
          <table:table-cell office:value-type="string" table:style-name="ce25">
            <text:p>0.5</text:p>
          </table:table-cell>
          <table:table-cell office:value-type="string" table:style-name="ce25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24">
            <text:p>9,7,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float" office:value="7.6" table:style-name="ce24">
            <text:p>7,6</text:p>
          </table:table-cell>
          <table:table-cell table:number-columns-repeated="2" table:style-name="ce25"/>
          <table:table-cell office:value-type="string" table:style-name="ce25">
            <text:p>1.0</text:p>
          </table:table-cell>
          <table:table-cell office:value-type="string" table:style-name="ce25">
            <text:p>2.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"KTC-Gt", "Sem(PODG)+Sem(PODG)", 1, "1", "(1)"</text:p>
          </table:table-cell>
          <table:table-cell office:value-type="string" table:style-name="ce26">
            <text:p>"Gt-CB", "Sem(PODG)+Sem(ST)", 1, "1", "(1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", "ST", 5, "(N/A)"</text:p>
          </table:table-cell>
          <table:table-cell office:value-type="string" table:style-name="ce26">
            <text:p>"CB", "ST", 10, "(N/A)"</text:p>
          </table:table-cell>
          <table:table-cell office:value-type="string" table:style-name="ce23">
            <text:p>CB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25.26" table:style-name="ce24">
            <text:p>25,2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8">
            <text:p>"KO-Bugla-Bry-1", "Sem(ST)+SBL", 1, "1", "(2)"</text:p>
          </table:table-cell>
          <table:table-cell office:value-type="string" table:style-name="ce28">
            <text:p>"KO-Bugla-Bry-2", "SBL+Sem(PODG)", 1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N/A</text:p>
          </table:table-cell>
          <table:table-cell office:value-type="string" table:style-name="ce31">
            <text:p>1.0</text:p>
          </table:table-cell>
          <table:table-cell office:value-type="string" table:style-name="ce31">
            <text:p>1.0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X</text:p>
          </table:table-cell>
          <table:table-cell office:value-type="float" office:value="1.2" table:style-name="ce30">
            <text:p>1,2</text:p>
          </table:table-cell>
          <table:table-cell office:value-type="string" table:style-name="ce31">
            <text:p>0.9</text:p>
          </table:table-cell>
          <table:table-cell office:value-type="string" table:style-name="ce31">
            <text:p>0.9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X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", "PODG", 1, "1"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N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X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X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", "PODG", 1, "1"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N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O", "PODG+Sem(ST)", 2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X</text:p>
          </table:table-cell>
          <table:table-cell office:value-type="float" office:value="3" table:style-name="ce30">
            <text:p>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O", "PODG+Sem(ST)", 2, "1", "(1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Y</text:p>
          </table:table-cell>
          <table:table-cell office:value-type="float" office:value="3" table:style-name="ce30">
            <text:p>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", "PODG", 2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", "PODG", 1, "1", "(1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X</text:p>
          </table:table-cell>
          <table:table-cell office:value-type="string" table:style-name="ce39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1", "SBL+POGP", 1, "1", "(2)"</text:p>
          </table:table-cell>
          <table:table-cell office:value-type="string" table:style-name="ce28">
            <text:p>"Bry-KL-2", "SBL+Sem(ST)", 1, "2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N/A</text:p>
          </table:table-cell>
          <table:table-cell office:value-type="string" table:style-name="ce31">
            <text:p>1.6</text:p>
          </table:table-cell>
          <table:table-cell office:value-type="string" table:style-name="ce31">
            <text:p>2.6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2", "SBL+Sem(PODG)", 2, "2", "(2)"</text:p>
          </table:table-cell>
          <table:table-cell office:value-type="string" table:style-name="ce28">
            <text:p>"KL-Bry-1", "SBL", 2, "1"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1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9.16" table:style-name="ce30">
            <text:p>9,16</text:p>
          </table:table-cell>
          <table:table-cell office:value-type="string" table:style-name="ce31">
            <text:p>0.9</text:p>
          </table:table-cell>
          <table:table-cell office:value-type="string" table:style-name="ce31">
            <text:p>0.9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2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9,16,15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3, "(1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9,16,17</text:p>
          </table:table-cell>
          <table:table-cell office:value-type="string" table:style-name="ce31">
            <text:p>0.9</text:p>
          </table:table-cell>
          <table:table-cell office:value-type="string" table:style-name="ce31">
            <text:p>0.9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1", "SBL", 2, "1", "(2)"</text:p>
          </table:table-cell>
          <table:table-cell office:value-type="string" table:style-name="ce28">
            <text:p>"KL", "ST", 1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</text:p>
          </table:table-cell>
          <table:table-cell office:value-type="string" table:style-name="ce30">
            <text:p>16,9,8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1", "SBL", 2, "1", "(2)"</text:p>
          </table:table-cell>
          <table:table-cell office:value-type="string" table:style-name="ce28">
            <text:p>"KL", "ST", 2, "(2)"</text:p>
          </table:table-cell>
          <table:table-cell office:value-type="string" table:style-name="ce29">
            <text:p>KL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15.8" table:style-name="ce30">
            <text:p>15,8</text:p>
          </table:table-cell>
          <table:table-cell table:number-columns-repeated="4" table:style-name="ce31"/>
          <table:table-cell table:number-columns-repeated="16374"/>
        </table:table-row>
        <table:table-row table:number-rows-repeated="1048387" table:style-name="ro3">
          <table:table-cell table:number-columns-repeated="3"/>
          <table:table-cell table:style-name="ce40"/>
          <table:table-cell table:style-name="ce40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92D05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5-28T13:16:16Z</meta:creation-date>
    <dc:date>2021-06-01T04:21:28Z</dc:date>
    <meta:editing-cycles>11</meta:editing-cycles>
    <meta:editing-duration>PT3626S</meta:editing-duration>
    <meta:user-defined meta:name="ContentTypeId">0x010100CD5458B81A8B2B4B92FF87D810305C72</meta:user-defined>
  </office:meta>
</office:document-meta>
</file>